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50%" fo:text-align="justify" style:justify-single-word="false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4335in" style:auto-text-indent="false"/>
    </style:style>
    <style:style style:name="P3" style:family="paragraph" style:parent-style-name="Standard">
      <style:paragraph-properties fo:margin-left="0in" fo:margin-right="0in" fo:margin-top="0in" fo:margin-bottom="0in" fo:line-height="150%" fo:text-align="justify" style:justify-single-word="false" fo:orphans="0" fo:widows="0" fo:text-indent="0.4335in" style:auto-text-indent="false"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 fo:margin-left="0in" fo:margin-right="0in" fo:margin-top="0in" fo:margin-bottom="0in" fo:line-height="150%" fo:text-align="justify" style:justify-single-word="false" fo:orphans="0" fo:widows="0" fo:text-indent="0.4335in" style:auto-text-indent="false">
        <style:tab-stops>
          <style:tab-stop style:position="0in"/>
        </style:tab-stops>
      </style:paragraph-properties>
      <style:text-properties fo:color="#000000"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0in" fo:margin-right="0in" fo:margin-top="0in" fo:margin-bottom="0in" fo:line-height="150%" fo:text-align="justify" style:justify-single-word="false" fo:orphans="0" fo:widows="0" fo:text-indent="0.4335in" style:auto-text-indent="false">
        <style:tab-stops>
          <style:tab-stop style:position="0in"/>
        </style:tab-stops>
      </style:paragraph-properties>
      <style:text-properties fo:color="#000000" style:font-name="Times New Roman" fo:font-size="14pt" style:text-underline-style="solid" style:text-underline-width="auto" style:text-underline-color="font-color" style:font-size-asian="14pt" style:font-size-complex="14pt"/>
    </style:style>
    <style:style style:name="P6" style:family="paragraph" style:parent-style-name="Standard">
      <style:paragraph-properties fo:margin-left="0in" fo:margin-right="0in" fo:margin-top="0in" fo:margin-bottom="0in" fo:line-height="150%" fo:text-align="justify" style:justify-single-word="false" fo:orphans="0" fo:widows="0" fo:text-indent="0.4335in" style:auto-text-indent="false">
        <style:tab-stops>
          <style:tab-stop style:position="0in"/>
        </style:tab-stops>
      </style:paragraph-properties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fo:line-height="150%" fo:text-align="justify" style:justify-single-word="false" fo:orphans="0" fo:widows="0" fo:text-indent="0.4335in" style:auto-text-indent="false">
        <style:tab-stops>
          <style:tab-stop style:position="0in"/>
        </style:tab-stops>
      </style:paragraph-properties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8" style:family="paragraph" style:parent-style-name="Standard" style:master-page-name="Standard">
      <style:paragraph-properties fo:margin-left="0in" fo:margin-right="0in" fo:margin-top="0in" fo:margin-bottom="0in" fo:line-height="150%" fo:text-align="justify" style:justify-single-word="false" fo:text-indent="0.4335in" style:auto-text-indent="false" style:page-number="auto"/>
    </style:style>
    <style:style style:name="P9" style:family="paragraph" style:parent-style-name="Standard">
      <style:paragraph-properties fo:margin-left="0in" fo:margin-right="0in" fo:margin-top="0in" fo:margin-bottom="0in" fo:line-height="150%" fo:text-indent="0.4917in" style:auto-text-indent="false"/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fo:line-height="150%" fo:text-indent="0.4917in" style:auto-text-indent="false"/>
    </style:style>
    <style:style style:name="P11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.4917in" style:auto-text-indent="false"/>
    </style:style>
    <style:style style:name="P12" style:family="paragraph" style:parent-style-name="Standard">
      <style:paragraph-properties fo:margin-left="0in" fo:margin-right="0in" fo:margin-top="0in" fo:margin-bottom="0in" fo:line-height="150%" fo:text-indent="0.4917in" style:auto-text-indent="false"/>
      <style:text-properties fo:color="#000000" style:font-name="Times New Roman" fo:font-size="14pt" style:text-underline-style="solid" style:text-underline-width="auto" style:text-underline-color="font-color" style:font-size-asian="14pt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3" style:family="text">
      <style:text-properties fo:color="#000000" style:font-name="Times New Roman" fo:font-size="14pt" style:font-size-asian="14pt" style:font-size-complex="14pt"/>
    </style:style>
    <style:style style:name="T4" style:family="text">
      <style:text-properties fo:color="#000000" style:font-name="Times New Roman" fo:font-size="14pt" style:font-size-asian="14pt" style:font-name-complex="Times New Roman1" style:font-size-complex="14pt"/>
    </style:style>
    <style:style style:name="T5" style:family="text">
      <style:text-properties fo:color="#000000" style:font-name="Times New Roman" fo:font-size="14pt" style:text-underline-style="solid" style:text-underline-width="auto" style:text-underline-color="font-color" style:font-size-asian="14pt" style:font-size-complex="14pt"/>
    </style:style>
    <style:style style:name="T6" style:family="text">
      <style:text-properties fo:color="#000000" style:font-name="Times New Roman"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Д.п.н., проф. Шиян В.В.</text:span></text:p>
      <text:p text:style-name="P3"><text:span text:style-name="T1">В гипотезе вы предполагаете, что ваши тренировки направлены на первостепенное повышение силы мышечных волокон и </text:span><text:span text:style-name="T3">функциональных характеристик аэробной системы </text:span><text:span text:style-name="T1">энергообеспечения. Как вы изучали сдвиги и какие функциональные характеристики аэробной системы вы фиксировали? Как вы это оценивали и по каким критериям?</text:span></text:p>
      <text:p text:style-name="P3"><text:span text:style-name="T5">Власенко П.С.</text:span></text:p>
      <text:p text:style-name="P4"/>
      <text:p text:style-name="P2"><text:span text:style-name="T2">Д.п.н., проф. Шиян В.В.</text:span></text:p>
      <text:p text:style-name="P2"><text:span text:style-name="T1">А какое отношение это имеет к оценке аэробной системы энергообеспечения?</text:span></text:p>
      <text:p text:style-name="P3"><text:span text:style-name="T5">Власенко П.С.</text:span></text:p>
      <text:p text:style-name="P6"/>
      <text:p text:style-name="P2"><text:span text:style-name="T2">Д.п.н., проф. Шиян В.В.</text:span></text:p>
      <text:p text:style-name="P2"><text:span text:style-name="T1">В первом положении, выносимом на защиту, вы указываете, что </text:span><text:span text:style-name="T4">в основе повышения выносливости лежит развитие аэробного механизма внутримышечного энергообеспечения. </text:span></text:p>
      <text:p text:style-name="P2"><text:span text:style-name="T4">Этот тезис часто использовался в работах В.Н. Селуянова и, я думаю, что статодинамические тренировки вы использовали у себя. Но, за более чем двадцатилетнюю историю экспериментальных исследований, этот тезис в его работах ни разу не получил экспериментального подтверждения. Может быть вы сделали что-то реальное для того, чтобы этот тезис вынести в качестве положения, выносимого на защиту. Уточните, на основании чего вы делаете такой вывод и почему вы его защищаете?</text:span></text:p>
      <text:p text:style-name="P3"><text:span text:style-name="T5">Власенко П.С.</text:span></text:p>
      <text:p text:style-name="P6"/>
      <text:p text:style-name="P2"><text:span text:style-name="T2">Д.п.н., проф. Шиян В.В.</text:span></text:p>
      <text:p text:style-name="P3"><text:span text:style-name="T1">Покажите, пожалуйста, вашу тренировочную программу. Уточните, на каком основании вы делали такую раскладку по времени, по длительности, по последовательности. Они чем-то экспериментально подтверждаются? Или </text:span><text:soft-page-break/><text:span text:style-name="T1">это ваше личное представление о том, как правильно было бы тренироваться?</text:span></text:p>
      <text:p text:style-name="P3"><text:span text:style-name="T5">Власенко П.С.</text:span></text:p>
      <text:p text:style-name="P6"/>
      <text:p text:style-name="P2"><text:span text:style-name="T2">Д.п.н., проф. Шиян В.В.</text:span></text:p>
      <text:p text:style-name="P3"><text:span text:style-name="T1">Но, здесь нет, ни одного режима, есть силовая тренировка 45 минут. Можно провести <text:s/>тысячу вариантов силовой тренировки. Приведите пример, как вы выбирали тренировочную программу, допустим, для пятого дня, почему 45 минут и какова последовательность применения средств, методов тренировки?</text:span></text:p>
      <text:p text:style-name="P3"><text:span text:style-name="T5">Власенко П.С.</text:span></text:p>
      <text:p text:style-name="P7"/>
      <text:p text:style-name="P3"><text:span text:style-name="T2">Д.п.н., доц. Полянский В.П.</text:span></text:p>
      <text:p text:style-name="P3"><text:span text:style-name="T3">Вы разрабатывали методику подготовки скалолазов, но везде написано альпинизм.</text:span></text:p>
      <text:p text:style-name="P3"><text:span text:style-name="T5">Власенко П.С.</text:span></text:p>
      <text:p text:style-name="P5"/>
      <text:p text:style-name="P3"><text:span text:style-name="T2">Д.п.н., доц. Полянский В.П.</text:span></text:p>
      <text:p text:style-name="P3"><text:span text:style-name="T1">Эта методика для тех, кто специализируется на коротких дистанциях? Для болдеринга?</text:span></text:p>
      <text:p text:style-name="P3"><text:span text:style-name="T5">Власенко П.С.</text:span></text:p>
      <text:p text:style-name="P6"/>
      <text:p text:style-name="P3"><text:span text:style-name="T2">Д.п.н., доц. Полянский В.П.</text:span></text:p>
      <text:p text:style-name="P3"><text:span text:style-name="T1">Это что такое? Это горновосходители?</text:span></text:p>
      <text:p text:style-name="P3"><text:span text:style-name="T5">Власенко П.С.</text:span></text:p>
      <text:p text:style-name="P6"/>
      <text:p text:style-name="P3"><text:span text:style-name="T2">Д.п.н., доц. Полянский В.П.</text:span></text:p>
      <text:p text:style-name="P3"><text:span text:style-name="T1">А высоты? Они же тоже альпинисты?</text:span></text:p>
      <text:p text:style-name="P3"><text:span text:style-name="T5">Власенко П.С.</text:span></text:p>
      <text:p text:style-name="P6"/>
      <text:p text:style-name="P3"><text:soft-page-break/><text:span text:style-name="T2">Д.п.н., доц. Полянский В.П.</text:span></text:p>
      <text:p text:style-name="P3"><text:span text:style-name="T1">То есть высотники не являются альпинистами?</text:span></text:p>
      <text:p text:style-name="P3"><text:span text:style-name="T5">Власенко П.С.</text:span></text:p>
      <text:p text:style-name="P9"/>
      <text:p text:style-name="P3"><text:span text:style-name="T2">Д.п.н., доц. Полянский В.П.</text:span></text:p>
      <text:p text:style-name="P3"><text:span text:style-name="T1">Вот и я о том же. Те, кто в высотном альпинизме, тоже альпинисты. Можно ли экстраполировать результаты вашего исследования на подготовку таких альпинистов?</text:span></text:p>
      <text:p text:style-name="P3"><text:span text:style-name="T5">Власенко П.С.</text:span></text:p>
      <text:p text:style-name="P9"/>
      <text:p text:style-name="P3"><text:span text:style-name="T2">Д.п.н., доц. Полянский В.П.</text:span></text:p>
      <text:p text:style-name="P3"><text:span text:style-name="T1">Достигли ли вы цели? Повысили результативность свободного лазания альпинистов высшей квалификации?</text:span></text:p>
      <text:p text:style-name="P3"><text:span text:style-name="T5">Власенко П.С.</text:span></text:p>
      <text:p text:style-name="P9"/>
      <text:p text:style-name="P3"><text:span text:style-name="T2">Д.п.н., доц. Полянский В.П.</text:span></text:p>
      <text:p text:style-name="P3"><text:span text:style-name="T1">И теперь все альпинисты высшего уровня повысили свою результативность?</text:span></text:p>
      <text:p text:style-name="P3"><text:span text:style-name="T5">Власенко П.С.</text:span></text:p>
      <text:p text:style-name="P9"/>
      <text:p text:style-name="P10"><text:span text:style-name="T2">Д.филос.н., проф. Столяров В.И. </text:span></text:p>
      <text:p text:style-name="P11"><text:span text:style-name="T3">Чем же вы, все-таки, руководствовались, выбирая временные промежутки, которые у вас указаны? Представим себе следующую диссертацию, где будет не 25 минут, а 30. Не 90 минут, а 80. Чем вы руководствовались, я тоже не понял?</text:span></text:p>
      <text:p text:style-name="P10"><text:span text:style-name="T5">Власенко П.С.</text:span></text:p>
      <text:p text:style-name="P9"/>
      <text:p text:style-name="P10"><text:span text:style-name="T2">Д.филос.н., проф. Столяров В.И. </text:span></text:p>
      <text:p text:style-name="P11"><text:soft-page-break/><text:span text:style-name="T3">Выша диссертация на педагогическую тему, а в заглавии звучит слово развитие. Что значит, развитие локальной силы? Как вы понимаете само понятие? Развитие – педагогическое понятие?</text:span></text:p>
      <text:p text:style-name="P10"><text:span text:style-name="T5">Власенко П.С.</text:span></text:p>
      <text:p text:style-name="P9"/>
      <text:p text:style-name="P10"><text:span text:style-name="T2">Д.филос.н., проф. Столяров В.И. </text:span></text:p>
      <text:p text:style-name="P10"><text:span text:style-name="T3">Вы знакомы с работами Л.П. Матвеева, где четко различаются понятия «развитие», «воспитание», «формирование»?</text:span></text:p>
      <text:p text:style-name="P10"><text:span text:style-name="T5">Власенко П.С.</text:span></text:p>
      <text:p text:style-name="P12"/>
      <text:p text:style-name="P10"><text:span text:style-name="T2">Д.филос.н., проф. Столяров В.И. </text:span></text:p>
      <text:p text:style-name="P11"><text:span text:style-name="T3">И все-таки, как вы понимаете понятие «развитие локальной силы»?</text:span></text:p>
      <text:p text:style-name="P10"><text:span text:style-name="T5">Власенко П.С.</text:span></text:p>
      <text:p text:style-name="P9"/>
      <text:p text:style-name="P11"><text:span text:style-name="T2">Д.п.н., проф. Губа В.П.</text:span></text:p>
      <text:p text:style-name="P11"><text:span text:style-name="T1">Как-то учитывались в вашей работе морфологические и возрастные характеристики альпинистов?</text:span></text:p>
      <text:p text:style-name="P10"><text:span text:style-name="T5">Власенко П.С.</text:span></text:p>
      <text:p text:style-name="P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DejaVu Sans Mono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 Mono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Лена</meta:initial-creator>
    <dc:creator>Лена</dc:creator>
    <meta:editing-cycles>13</meta:editing-cycles>
    <meta:creation-date>2016-04-23T11:30:00</meta:creation-date>
    <dc:date>2008-10-09T21:17:00</dc:date>
    <meta:editing-duration>PT7M24S</meta:editing-duration>
    <meta:generator>OpenOffice/4.1.5$Unix OpenOffice.org_project/415m1$Build-9789</meta:generator>
    <meta:document-statistic meta:table-count="0" meta:image-count="0" meta:object-count="0" meta:page-count="4" meta:paragraph-count="55" meta:word-count="491" meta:character-count="355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